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0682e8" officeooo:paragraph-rsid="00078b6c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0682e8" officeooo:paragraph-rsid="000682e8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bold" officeooo:paragraph-rsid="000917f6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78b6c" officeooo:paragraph-rsid="00078b6c" fo:background-color="#ffffff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917f6" officeooo:paragraph-rsid="000917f6" fo:background-color="#ffffff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000000"/>
    </style:style>
    <style:style style:name="T1" style:family="text">
      <style:text-properties officeooo:rsid="00078b6c"/>
    </style:style>
    <style:style style:name="T2" style:family="text">
      <style:text-properties officeooo:rsid="00091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OS DE USABILIDAD <text:span text:style-name="T1">(data lovers 2)</text:span></text:p>
      <text:p text:style-name="P2"/>
      <text:p text:style-name="P6">Se realizaron los test de usabilidad con las siguientes tareas a realizar:</text:p>
      <text:p text:style-name="P6"/>
      <text:p text:style-name="P6">1)¿ Cuántos candys necesitas para evolucionar a un Bulbasaur a si siguiente evolución?</text:p>
      <text:p text:style-name="P6">2)¿ Cuántos pokemones tipo planta existen en la región Kanto?</text:p>
      <text:p text:style-name="P6"/>
      <text:p text:style-name="P6">Para dichas tareas los 5 usuarios de la App pudieron realizarlas de formar exitosa.</text:p>
      <text:p text:style-name="P6"/>
      <text:p text:style-name="P6">Tarea 1);</text:p>
      <text:p text:style-name="P6">Todos conocían la imagen del pokemon Bulbasaur por lo que de inmediato hicieron click en la imagen para poder hallar la siguiente evolución.</text:p>
      <text:p text:style-name="P6">2 de los usuarios, al tener que iniciar la segunda tarea hubieran deseado encontrar un botón que los hiciera volver al principio de una sola vez, y no tenerlo que hacer interfaz por interfaz.</text:p>
      <text:p text:style-name="P6"/>
      <text:p text:style-name="P6">Tarea 2);</text:p>
      <text:p text:style-name="P6"/>
      <text:p text:style-name="P6">Todos los usuario pudieron ubicar la opción “filtrado por tipo” y pudieron seleccionar “Planta” con lo que accedieron a la interfaz que les dió el resultado de la cantidad de pokemones <text:span text:style-name="T2">según ese tipo.</text:span></text:p>
      <text:p text:style-name="P5"/>
      <text:p text:style-name="P5">Cambios realizados a la App:</text:p>
      <text:p text:style-name="P5"/>
      <text:p text:style-name="P7">Se agrega botón volver al inicio en las interfaces siguientes a la primera.</text:p>
      <text:p text:style-name="P4"/>
      <text:p text:style-name="P4"/>
      <text:p text:style-name="P4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8:29:44.952216859</meta:creation-date>
    <dc:date>2019-01-21T00:45:01.479955838</dc:date>
    <meta:editing-duration>PT7M5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2" meta:word-count="168" meta:character-count="993" meta:non-whitespace-character-count="837"/>
  </office:meta>
</office:document-meta>
</file>